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ytuł" style:master-page-name="MP0" style:family="paragraph">
      <style:paragraph-properties fo:break-before="page"/>
    </style:style>
    <style:style style:name="T4" style:parent-style-name="Domyślnaczcionkaakapitu" style:family="text">
      <style:text-properties fo:font-weight="normal" style:font-weight-asian="normal" style:font-weight-complex="normal"/>
    </style:style>
    <style:style style:name="T5" style:parent-style-name="Domyślnaczcionkaakapitu" style:family="text">
      <style:text-properties fo:font-weight="normal" style:font-weight-asian="normal" style:font-weight-complex="normal"/>
    </style:style>
    <style:style style:name="T6" style:parent-style-name="Domyślnaczcionkaakapitu" style:family="text">
      <style:text-properties fo:language="pl" fo:country="PL"/>
    </style:style>
    <number:date-style style:name="N7" number:language="en" number:country="US">
      <number:day number:calendar="gregorian"/>
      <number:text>.</number:text>
      <number:month number:style="long" number:calendar="gregorian"/>
      <number:text>.</number:text>
      <number:year number:calendar="gregorian"/>
    </number:date-style>
    <style:style style:name="TableColumn9" style:family="table-column">
      <style:table-column-properties style:column-width="4.6208in" style:use-optimal-column-width="false"/>
    </style:style>
    <style:style style:name="TableColumn10" style:family="table-column">
      <style:table-column-properties style:column-width="1.0375in" style:use-optimal-column-width="false"/>
    </style:style>
    <style:style style:name="TableColumn11" style:family="table-column">
      <style:table-column-properties style:column-width="1.0381in" style:use-optimal-column-width="false"/>
    </style:style>
    <style:style style:name="Table8" style:family="table">
      <style:table-properties style:width="6.6965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fo:language="pl" fo:country="PL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fo:language="pl" fo:country="PL"/>
    </style:style>
    <style:style style:name="TableCell17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fo:language="pl" fo:country="PL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size="11pt" style:font-size-asian="11pt" style:font-size-complex="11pt" fo:language="pl" fo:country="PL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size="11pt" style:font-size-asian="11pt" style:font-size-complex="11pt" fo:language="pl" fo:country="PL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1pt" style:font-size-asian="11pt" style:font-size-complex="11pt" fo:language="pl" fo:country="PL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1pt" style:font-size-asian="11pt" style:font-size-complex="11pt" fo:language="pl" fo:country="PL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1pt" style:font-size-asian="11pt" style:font-size-complex="11pt" fo:language="pl" fo:country="PL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11pt" style:font-size-asian="11pt" style:font-size-complex="11pt" fo:language="pl" fo:country="PL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11pt" style:font-size-asian="11pt" style:font-size-complex="11pt" fo:language="pl" fo:country="PL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0" style:parent-style-name="Domyślnaczcionkaakapitu" style:family="text">
      <style:text-properties fo:font-size="11pt" style:font-size-asian="11pt" style:font-size-complex="11pt" fo:language="pl" fo:country="PL"/>
    </style:style>
    <style:style style:name="T71" style:parent-style-name="Domyślnaczcionkaakapitu" style:family="text">
      <style:text-properties fo:font-style="italic" style:font-style-asian="italic" style:font-style-complex="italic" fo:font-size="11pt" style:font-size-asian="11pt" style:font-size-complex="11pt" fo:language="pl" fo:country="PL"/>
    </style:style>
    <style:style style:name="T72" style:parent-style-name="Domyślnaczcionkaakapitu" style:family="text">
      <style:text-properties fo:font-size="11pt" style:font-size-asian="11pt" style:font-size-complex="11pt" fo:language="pl" fo:country="PL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9" style:parent-style-name="Domyślnaczcionkaakapitu" style:family="text">
      <style:text-properties fo:font-size="11pt" style:font-size-asian="11pt" style:font-size-complex="11pt" fo:language="pl" fo:country="PL"/>
    </style:style>
    <style:style style:name="T80" style:parent-style-name="Domyślnaczcionkaakapitu" style:family="text">
      <style:text-properties fo:font-style="italic" style:font-style-asian="italic" style:font-style-complex="italic" fo:font-size="11pt" style:font-size-asian="11pt" style:font-size-complex="11pt" fo:language="pl" fo:country="PL"/>
    </style:style>
    <style:style style:name="T81" style:parent-style-name="Domyślnaczcionkaakapitu" style:family="text">
      <style:text-properties fo:font-size="11pt" style:font-size-asian="11pt" style:font-size-complex="11pt" fo:language="pl" fo:country="PL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11pt" style:font-size-asian="11pt" style:font-size-complex="11pt" fo:language="pl" fo:country="PL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1pt" style:font-size-asian="11pt" style:font-size-complex="11pt" fo:language="pl" fo:country="PL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1pt" style:font-size-asian="11pt" style:font-size-complex="11pt" fo:language="pl" fo:country="PL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11pt" style:font-size-asian="11pt" style:font-size-complex="11pt" fo:language="pl" fo:country="PL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size="11pt" style:font-size-asian="11pt" style:font-size-complex="11pt" fo:language="pl" fo:country="PL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1pt" style:font-size-asian="11pt" style:font-size-complex="11pt" fo:language="pl" fo:country="PL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font-size="11pt" style:font-size-asian="11pt" style:font-size-complex="11pt" fo:language="pl" fo:country="PL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fo:font-size="11pt" style:font-size-asian="11pt" style:font-size-complex="11pt" fo:language="pl" fo:country="PL"/>
    </style:style>
    <style:style style:name="P135" style:parent-style-name="Standard" style:family="paragraph">
      <style:paragraph-properties fo:text-align="justify"/>
      <style:text-properties fo:language="pl" fo:country="PL"/>
    </style:style>
    <style:style style:name="P136" style:parent-style-name="Standard" style:family="paragraph">
      <style:text-properties fo:language="pl" fo:country="PL"/>
    </style:style>
    <style:style style:name="P137" style:parent-style-name="Standard" style:family="paragraph">
      <style:paragraph-properties fo:text-align="justify"/>
    </style:style>
    <style:style style:name="T138" style:parent-style-name="Domyślnaczcionkaakapitu" style:family="text">
      <style:text-properties fo:language="pl" fo:country="PL"/>
    </style:style>
  </office:automatic-styles>
  <office:body>
    <office:text text:use-soft-page-breaks="true">
      <text:p text:style-name="P1"><text:span text:style-name="T4">Tytuł</text:span>: FPGA_Warships</text:p>
      <text:p text:style-name="Tytuł"><text:span text:style-name="T5">Autorzy:<text:s/></text:span>Natalia Kapuścińska, Paweł Zięba</text:p>
      <text:p text:style-name="Textbody"><text:span text:style-name="T6">Ostatnia modyfikacja</text:span>:<text:s/><text:date style:data-style-name="N7">31.08.23</text:date></text:p>
      <text:p text:style-name="Textbody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Pytanie</text:p>
          </table:table-cell>
          <table:table-cell table:style-name="TableCell15">
            <text:p text:style-name="P16">Oczekiwana odpowiedź</text:p>
          </table:table-cell>
          <table:table-cell table:style-name="TableCell17">
            <text:p text:style-name="P18">Twoja odpowiedź</text:p>
          </table:table-cell>
        </table:table-row>
        <table:table-row table:style-name="TableRow19">
          <table:table-cell table:style-name="TableCell20">
            <text:p text:style-name="P21">Czy projekt został spakowany w formacie ZIP? ( TAK / NIE )</text:p>
          </table:table-cell>
          <table:table-cell table:style-name="TableCell22">
            <text:p text:style-name="P23">TAK</text:p>
          </table:table-cell>
          <table:table-cell table:style-name="TableCell24">
            <text:p text:style-name="P25">TAK</text:p>
          </table:table-cell>
        </table:table-row>
        <table:table-row table:style-name="TableRow26">
          <table:table-cell table:style-name="TableCell27">
            <text:p text:style-name="P28">Czy raport został załączony w formacie PDF? ( TAK / NIE )</text:p>
          </table:table-cell>
          <table:table-cell table:style-name="TableCell29">
            <text:p text:style-name="P30">TAK</text:p>
          </table:table-cell>
          <table:table-cell table:style-name="TableCell31">
            <text:p text:style-name="P32">TAK</text:p>
          </table:table-cell>
        </table:table-row>
        <table:table-row table:style-name="TableRow33">
          <table:table-cell table:style-name="TableCell34">
            <text:p text:style-name="P35">Czy w pliku ZIP został umieszczony bitstream? ( TAK / NIE )</text:p>
          </table:table-cell>
          <table:table-cell table:style-name="TableCell36">
            <text:p text:style-name="P37">TAK</text:p>
          </table:table-cell>
          <table:table-cell table:style-name="TableCell38">
            <text:p text:style-name="P39">TAK</text:p>
          </table:table-cell>
        </table:table-row>
        <table:table-row table:style-name="TableRow40">
          <table:table-cell table:style-name="TableCell41">
            <text:p text:style-name="P42">Czy rozmieszczenie plików w katalogach projektu jest zgodne ze specyfikacją? ( TAK / NIE )</text:p>
          </table:table-cell>
          <table:table-cell table:style-name="TableCell43">
            <text:p text:style-name="P44">TAK</text:p>
          </table:table-cell>
          <table:table-cell table:style-name="TableCell45">
            <text:p text:style-name="P46">TAK</text:p>
          </table:table-cell>
        </table:table-row>
        <table:table-row table:style-name="TableRow47">
          <table:table-cell table:style-name="TableCell48">
            <text:p text:style-name="P49">Czy sprawdzona została poprawność pliku ZIP spakowanego projektu poprzez rozpakowanie w nowym katalogu, uruchomienie symulacji i wygenerowanie bitstream'u? ( TAK / NIE )</text:p>
          </table:table-cell>
          <table:table-cell table:style-name="TableCell50">
            <text:p text:style-name="P51">TAK</text:p>
          </table:table-cell>
          <table:table-cell table:style-name="TableCell52">
            <text:p text:style-name="P53">TAK</text:p>
          </table:table-cell>
        </table:table-row>
        <table:table-row table:style-name="TableRow54">
          <table:table-cell table:style-name="TableCell55">
            <text:p text:style-name="P56">Numer użytej wersji Vivado</text:p>
          </table:table-cell>
          <table:table-cell table:style-name="TableCell57">
            <text:p text:style-name="P58"/>
          </table:table-cell>
          <table:table-cell table:style-name="TableCell59">
            <text:p text:style-name="P60">v2021.2 (64bit)</text:p>
          </table:table-cell>
        </table:table-row>
        <table:table-row table:style-name="TableRow61">
          <table:table-cell table:style-name="TableCell62">
            <text:p text:style-name="P63">Liczba błędów (error) zgłoszonych przez Vivado</text:p>
          </table:table-cell>
          <table:table-cell table:style-name="TableCell64">
            <text:p text:style-name="P65">0 (!)</text:p>
          </table:table-cell>
          <table:table-cell table:style-name="TableCell66">
            <text:p text:style-name="P67">0</text:p>
          </table:table-cell>
        </table:table-row>
        <table:table-row table:style-name="TableRow68">
          <table:table-cell table:style-name="TableCell69">
            <text:p text:style-name="TableContents"><text:span text:style-name="T70">Liczba ostrzeżeń krytycznych (</text:span><text:span text:style-name="T71">critical warning</text:span><text:span text:style-name="T72">) zgłoszona przez Vivado</text:span></text:p>
          </table:table-cell>
          <table:table-cell table:style-name="TableCell73">
            <text:p text:style-name="P74">0 (!)</text:p>
          </table:table-cell>
          <table:table-cell table:style-name="TableCell75">
            <text:p text:style-name="P76">0</text:p>
          </table:table-cell>
        </table:table-row>
        <table:table-row table:style-name="TableRow77">
          <table:table-cell table:style-name="TableCell78">
            <text:p text:style-name="TableContents"><text:span text:style-name="T79">Liczba ostrzeżeń zwykłych (</text:span><text:span text:style-name="T80">warning</text:span><text:span text:style-name="T81">) zgłoszona przez Vivado</text:span></text:p>
          </table:table-cell>
          <table:table-cell table:style-name="TableCell82">
            <text:p text:style-name="P83"/>
          </table:table-cell>
          <table:table-cell table:style-name="TableCell84">
            <text:p text:style-name="P85">29</text:p>
          </table:table-cell>
        </table:table-row>
        <table:table-row table:style-name="TableRow86">
          <table:table-cell table:style-name="TableCell87">
            <text:p text:style-name="P88">Interfejs dostarczania danych przez użytkownika ( klawiatura / mysz / ... )</text:p>
          </table:table-cell>
          <table:table-cell table:style-name="TableCell89">
            <text:p text:style-name="P90"/>
          </table:table-cell>
          <table:table-cell table:style-name="TableCell91">
            <text:p text:style-name="P92">mysz</text:p>
          </table:table-cell>
        </table:table-row>
        <table:table-row table:style-name="TableRow93">
          <table:table-cell table:style-name="TableCell94">
            <text:p text:style-name="P95">Użycie ekranu jako wyjścia ( TAK / NIE )</text:p>
          </table:table-cell>
          <table:table-cell table:style-name="TableCell96">
            <text:p text:style-name="P97">TAK</text:p>
          </table:table-cell>
          <table:table-cell table:style-name="TableCell98">
            <text:p text:style-name="P99">TAK</text:p>
          </table:table-cell>
        </table:table-row>
        <table:table-row table:style-name="TableRow100">
          <table:table-cell table:style-name="TableCell101">
            <text:p text:style-name="P102">Rozdzielczość ekranu ( X px / Y px )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1024x768px</text:p>
          </table:table-cell>
        </table:table-row>
        <table:table-row table:style-name="TableRow107">
          <table:table-cell table:style-name="TableCell108">
            <text:p text:style-name="P109">Czy układ używa resetu synchronicznego? ( TAK / NIE )</text:p>
          </table:table-cell>
          <table:table-cell table:style-name="TableCell110">
            <text:p text:style-name="P111">TAK</text:p>
          </table:table-cell>
          <table:table-cell table:style-name="TableCell112">
            <text:p text:style-name="P113">TAK</text:p>
          </table:table-cell>
        </table:table-row>
        <table:table-row table:style-name="TableRow114">
          <table:table-cell table:style-name="TableCell115">
            <text:p text:style-name="P116">Identyfikator przycisku na płytce Basys3 użytego jako reset (BTND / BTNC /... )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BTNC</text:p>
          </table:table-cell>
        </table:table-row>
        <table:table-row table:style-name="TableRow121">
          <table:table-cell table:style-name="TableCell122">
            <text:p text:style-name="P123">Czy moduły używają wyłącznie sygnałów zegarowych generowanych przez bloki generatorów zegara (IP Vivado) ? <text:s/>( TAK / NIE )</text:p>
          </table:table-cell>
          <table:table-cell table:style-name="TableCell124">
            <text:p text:style-name="P125"/>
          </table:table-cell>
          <table:table-cell table:style-name="TableCell126">
            <text:p text:style-name="P127">TAK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</table:table>
      <text:p text:style-name="Textbody"/>
      <text:p text:style-name="P135">UWAGA: Projekt jest uznany za wykonany poprawnie, jeżeli twoje odpowiedzi są zgodne z odpowiedziami oczekiwanymi.</text:p>
      <text:p text:style-name="P136"/>
      <text:p text:style-name="P137"><text:span text:style-name="T138">UWAGA: W przypadku wystąpienia nieuzasadnionych błędów, lub ostrzeżeń krytycznych (oznaczonych (!) ), oceną z projektu będzie 2.0 (ndst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ytuł" style:display-name="Tytuł" style:family="paragraph" style:parent-style-name="Heading" style:next-style-name="Textbody">
      <style:text-properties fo:font-weight="bold" style:font-weight-asian="bold" style:font-weight-complex="bold" fo:font-size="28pt" style:font-size-asian="28pt" style:font-size-complex="28pt" fo:language="pl" fo:country="P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number:date-style style:name="N2" number:language="en" number:country="US">
      <number:day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T3" style:parent-style-name="Domyślnaczcionkaakapitu" style:family="text">
      <style:text-properties fo:language="pl" fo:country="PL"/>
    </style:style>
  </office:automatic-styles>
  <office:master-styles>
    <style:master-page style:name="MP0" style:page-layout-name="PL0">
      <style:header>
        <text:p text:style-name="Nagłówek">MTM UEC2<text:s/><text:date style:data-style-name="N2">31.08.2023</text:date><text:tab/><text:span text:style-name="T3">Lista kontrolna projektu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aweł Zięba</dc:creator>
    <meta:creation-date>2019-05-20T16:25:00Z</meta:creation-date>
    <dc:date>2023-08-31T17:19:00Z</dc:date>
    <meta:print-date>2023-08-31T17:19:00Z</meta:print-date>
    <meta:template xlink:href="Normal" xlink:type="simple"/>
    <meta:editing-cycles>18</meta:editing-cycles>
    <meta:editing-duration>PT5580S</meta:editing-duration>
    <meta:document-statistic meta:page-count="1" meta:paragraph-count="3" meta:word-count="230" meta:character-count="1611" meta:row-count="11" meta:non-whitespace-character-count="1384"/>
  </office:meta>
</office:document-meta>
</file>